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fdd3e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style:font-weight-asian="bold" style:font-weight-complex="bold"/>
    </style:style>
    <style:style style:name="T3" style:family="text">
      <style:text-properties officeooo:rsid="001fdd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attern </text:span><text:span text:style-name="T2">F FE FED FEDC FEDCB FEDCBA</text:span></text:p>
      <text:p text:style-name="Standard">#include&lt;iostream&gt;</text:p>
      <text:p text:style-name="Standard">using namespace std;</text:p>
      <text:p text:style-name="Standard">int main(){</text:p>
      <text:p text:style-name="Standard"><text:s text:c="4"/>int n;</text:p>
      <text:p text:style-name="Standard"><text:s text:c="4"/>cout&lt;&lt;"Enter the number ";</text:p>
      <text:p text:style-name="Standard"><text:s text:c="4"/>cin&gt;&gt;n;</text:p>
      <text:p text:style-name="Standard"><text:s text:c="4"/></text:p>
      <text:p text:style-name="Standard"><text:s text:c="3"/>for(int i=n;i&gt;=1;i--)</text:p>
      <text:p text:style-name="Standard"><text:s text:c="5"/>{</text:p>
      <text:p text:style-name="Standard"><text:s text:c="9"/>for(int j=n;j&gt;=i;j--)</text:p>
      <text:p text:style-name="Standard"><text:s text:c="9"/>{</text:p>
      <text:p text:style-name="Standard"><text:s text:c="13"/>cout&lt;&lt;((char)(j+64));</text:p>
      <text:p text:style-name="Standard"><text:s text:c="9"/>}</text:p>
      <text:p text:style-name="Standard"><text:s/></text:p>
      <text:p text:style-name="Standard"><text:s text:c="9"/>cout&lt;&lt;endl;</text:p>
      <text:p text:style-name="Standard"><text:s text:c="5"/>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43:20.740113474</meta:creation-date>
    <dc:date>2022-06-29T18:26:08.468768690</dc:date>
    <meta:editing-duration>PT2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33" meta:character-count="284" meta:non-whitespace-character-count="186"/>
  </office:meta>
</office:document-meta>
</file>